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25.7cm" style:page-number="auto" table:align="margins"/>
    </style:style>
    <style:style style:name="Таблица1.A" style:family="table-column">
      <style:table-column-properties style:column-width="1.214cm" style:rel-column-width="688*"/>
    </style:style>
    <style:style style:name="Таблица1.B" style:family="table-column">
      <style:table-column-properties style:column-width="11.083cm" style:rel-column-width="6283*"/>
    </style:style>
    <style:style style:name="Таблица1.C" style:family="table-column">
      <style:table-column-properties style:column-width="8.206cm" style:rel-column-width="4652*"/>
    </style:style>
    <style:style style:name="Таблица1.D" style:family="table-column">
      <style:table-column-properties style:column-width="1.24cm" style:rel-column-width="703*"/>
    </style:style>
    <style:style style:name="Таблица1.E" style:family="table-column">
      <style:table-column-properties style:column-width="1.739cm" style:rel-column-width="986*"/>
    </style:style>
    <style:style style:name="Таблица1.F" style:family="table-column">
      <style:table-column-properties style:column-width="2.219cm" style:rel-column-width="125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492cm" style:rel-column-width="3805*"/>
    </style:style>
    <style:style style:name="Таблица2.B" style:family="table-column">
      <style:table-column-properties style:column-width="10.118cm" style:rel-column-width="25800*"/>
    </style:style>
    <style:style style:name="Таблица2.C" style:family="table-column">
      <style:table-column-properties style:column-width="3.487cm" style:rel-column-width="8892*"/>
    </style:style>
    <style:style style:name="Таблица2.D" style:family="table-column">
      <style:table-column-properties style:column-width="3.611cm" style:rel-column-width="9207*"/>
    </style:style>
    <style:style style:name="Таблица2.E" style:family="table-column">
      <style:table-column-properties style:column-width="6.992cm" style:rel-column-width="17831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 officeooo:rsid="001bc465" officeooo:paragraph-rsid="001bc465"/>
    </style:style>
    <style:style style:name="P2" style:family="paragraph" style:parent-style-name="Table_20_Contents">
      <style:text-properties fo:language="en" fo:country="US" fo:font-weight="bold" officeooo:rsid="0052c11f" officeooo:paragraph-rsid="0052c11f" style:font-weight-asian="bold" style:font-weight-complex="bold"/>
    </style:style>
    <style:style style:name="P3" style:family="paragraph" style:parent-style-name="Table_20_Contents">
      <style:text-properties fo:language="ru" fo:country="RU" fo:font-weight="bold" officeooo:rsid="000d6734" officeooo:paragraph-rsid="000d6734" style:font-weight-asian="bold" style:font-weight-complex="bold"/>
    </style:style>
    <style:style style:name="P4" style:family="paragraph" style:parent-style-name="Table_20_Contents">
      <style:text-properties officeooo:rsid="001127c9" officeooo:paragraph-rsid="001127c9"/>
    </style:style>
    <style:style style:name="P5" style:family="paragraph" style:parent-style-name="Table_20_Contents">
      <style:text-properties officeooo:rsid="002a3408" officeooo:paragraph-rsid="0049a0be"/>
    </style:style>
    <style:style style:name="P6" style:family="paragraph" style:parent-style-name="Table_20_Contents">
      <style:text-properties fo:font-weight="bold" officeooo:rsid="000effd8" officeooo:paragraph-rsid="000effd8" style:font-weight-asian="bold" style:font-weight-complex="bold"/>
    </style:style>
    <style:style style:name="P7" style:family="paragraph" style:parent-style-name="Table_20_Contents">
      <style:text-properties fo:font-weight="bold" officeooo:rsid="000d6734" officeooo:paragraph-rsid="000d673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52c11f" officeooo:paragraph-rsid="0052c11f" style:font-weight-asian="bold" style:font-weight-complex="bold"/>
    </style:style>
    <style:style style:name="P9" style:family="paragraph" style:parent-style-name="Table_20_Contents">
      <style:text-properties fo:font-weight="bold" officeooo:rsid="0052c11f" officeooo:paragraph-rsid="0052c11f" style:font-weight-asian="bold" style:font-weight-complex="bold"/>
    </style:style>
    <style:style style:name="P10" style:family="paragraph" style:parent-style-name="Table_20_Contents">
      <style:text-properties fo:font-weight="bold" officeooo:rsid="0052c11f" officeooo:paragraph-rsid="00546237" style:font-weight-asian="bold" style:font-weight-complex="bold"/>
    </style:style>
    <style:style style:name="P11" style:family="paragraph" style:parent-style-name="Table_20_Contents">
      <style:text-properties fo:font-weight="bold" officeooo:rsid="00546237" officeooo:paragraph-rsid="00546237" style:font-weight-asian="bold" style:font-weight-complex="bold"/>
    </style:style>
    <style:style style:name="P12" style:family="paragraph" style:parent-style-name="Table_20_Contents">
      <style:text-properties fo:font-weight="bold" officeooo:rsid="006a5b27" officeooo:paragraph-rsid="006a5b27" style:font-weight-asian="bold" style:font-weight-complex="bold"/>
    </style:style>
    <style:style style:name="P13" style:family="paragraph" style:parent-style-name="Table_20_Contents">
      <style:text-properties officeooo:rsid="004f47c7" officeooo:paragraph-rsid="004f47c7"/>
    </style:style>
    <style:style style:name="P14" style:family="paragraph" style:parent-style-name="Table_20_Contents">
      <style:text-properties officeooo:rsid="0068eb90" officeooo:paragraph-rsid="0068eb90"/>
    </style:style>
    <style:style style:name="P15" style:family="paragraph" style:parent-style-name="Table_20_Contents">
      <style:text-properties officeooo:rsid="0068eb90" officeooo:paragraph-rsid="006c607f"/>
    </style:style>
    <style:style style:name="P16" style:family="paragraph" style:parent-style-name="Table_20_Contents">
      <style:text-properties officeooo:rsid="006df167" officeooo:paragraph-rsid="006df167"/>
    </style:style>
    <style:style style:name="P17" style:family="paragraph" style:parent-style-name="Table_20_Contents">
      <style:text-properties officeooo:rsid="006a5b27" officeooo:paragraph-rsid="006a5b27"/>
    </style:style>
    <style:style style:name="P18" style:family="paragraph" style:parent-style-name="Table_20_Contents">
      <style:text-properties officeooo:rsid="005d67d8" officeooo:paragraph-rsid="005d67d8"/>
    </style:style>
    <style:style style:name="P19" style:family="paragraph" style:parent-style-name="Table_20_Contents">
      <style:text-properties officeooo:rsid="005d67d8" officeooo:paragraph-rsid="0063da46"/>
    </style:style>
    <style:style style:name="P20" style:family="paragraph" style:parent-style-name="Table_20_Contents">
      <style:text-properties officeooo:rsid="006329dd" officeooo:paragraph-rsid="006329dd"/>
    </style:style>
    <style:style style:name="P21" style:family="paragraph" style:parent-style-name="Standard">
      <style:text-properties officeooo:rsid="001d8020"/>
    </style:style>
    <style:style style:name="P22" style:family="paragraph" style:parent-style-name="Standard">
      <style:text-properties officeooo:rsid="001f94de" officeooo:paragraph-rsid="001f94de"/>
    </style:style>
    <style:style style:name="P23" style:family="paragraph" style:parent-style-name="Standard" style:list-style-name="L5">
      <style:text-properties officeooo:rsid="001f94de" officeooo:paragraph-rsid="001f94de"/>
    </style:style>
    <style:style style:name="P24" style:family="paragraph" style:parent-style-name="Standard" style:list-style-name="L6">
      <style:text-properties officeooo:rsid="001f94de" officeooo:paragraph-rsid="001f94de"/>
    </style:style>
    <style:style style:name="P25" style:family="paragraph" style:parent-style-name="Standard">
      <style:text-properties officeooo:paragraph-rsid="009e29c2"/>
    </style:style>
    <style:style style:name="P26" style:family="paragraph" style:parent-style-name="Standard" style:list-style-name="L3">
      <style:text-properties officeooo:paragraph-rsid="009e29c2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9e29c2"/>
    </style:style>
    <style:style style:name="P28" style:family="paragraph" style:parent-style-name="Standard">
      <style:text-properties officeooo:rsid="003093d5" officeooo:paragraph-rsid="009e29c2"/>
    </style:style>
    <style:style style:name="P29" style:family="paragraph" style:parent-style-name="Standard" style:list-style-name="L6">
      <style:text-properties officeooo:paragraph-rsid="009ee0b3"/>
    </style:style>
    <style:style style:name="P30" style:family="paragraph" style:parent-style-name="Standard">
      <style:text-properties officeooo:rsid="00af3e3e" officeooo:paragraph-rsid="00af3e3e"/>
    </style:style>
    <style:style style:name="P31" style:family="paragraph" style:parent-style-name="Standard" style:list-style-name="L18">
      <style:text-properties officeooo:rsid="00b7fdb6" officeooo:paragraph-rsid="00b7fdb6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language="ru" fo:country="RU" officeooo:rsid="00279148" officeooo:paragraph-rsid="0096b1d3"/>
    </style:style>
    <style:style style:name="P34" style:family="paragraph" style:parent-style-name="Standard" style:list-style-name="L2">
      <style:paragraph-properties fo:margin-left="0cm" fo:margin-right="0cm" fo:text-indent="0cm" style:auto-text-indent="false"/>
      <style:text-properties fo:language="ru" fo:country="RU" officeooo:rsid="0028a698" officeooo:paragraph-rsid="0096b1d3"/>
    </style:style>
    <style:style style:name="P35" style:family="paragraph" style:parent-style-name="Standard" style:list-style-name="WWNum6">
      <style:paragraph-properties fo:margin-left="0cm" fo:margin-right="0cm" fo:text-indent="0cm" style:auto-text-indent="false"/>
      <style:text-properties fo:language="ru" fo:country="RU" officeooo:rsid="001bc465" officeooo:paragraph-rsid="00a3cc32"/>
    </style:style>
    <style:style style:name="P36" style:family="paragraph" style:parent-style-name="Standard" style:list-style-name="L2">
      <style:paragraph-properties fo:margin-left="0cm" fo:margin-right="0cm" fo:text-indent="0cm" style:auto-text-indent="false"/>
      <style:text-properties officeooo:paragraph-rsid="0096b1d3"/>
    </style:style>
    <style:style style:name="P37" style:family="paragraph" style:parent-style-name="Standard" style:list-style-name="L2">
      <loext:graphic-properties draw:fill="none"/>
      <style:paragraph-properties fo:margin-left="0cm" fo:margin-right="0cm" fo:text-indent="0cm" style:auto-text-indent="false" fo:background-color="transparent"/>
      <style:text-properties officeooo:paragraph-rsid="0096b1d3"/>
    </style:style>
    <style:style style:name="P38" style:family="paragraph" style:parent-style-name="Table_20_Contents" style:list-style-name="L1"/>
    <style:style style:name="P39" style:family="paragraph" style:parent-style-name="Table_20_Contents" style:list-style-name="L1">
      <style:text-properties officeooo:paragraph-rsid="00546237"/>
    </style:style>
    <style:style style:name="P40" style:family="paragraph" style:parent-style-name="Table_20_Contents">
      <style:text-properties fo:language="en" fo:country="US" officeooo:rsid="001bc465" officeooo:paragraph-rsid="001bc465"/>
    </style:style>
    <style:style style:name="P41" style:family="paragraph" style:parent-style-name="Table_20_Contents">
      <style:text-properties fo:language="ru" fo:country="RU" officeooo:rsid="00b528e4" officeooo:paragraph-rsid="00b528e4"/>
    </style:style>
    <style:style style:name="P42" style:family="paragraph" style:parent-style-name="Table_20_Contents" style:list-style-name="L17">
      <style:text-properties fo:language="ru" fo:country="RU" officeooo:rsid="00b528e4" officeooo:paragraph-rsid="00b528e4"/>
    </style:style>
    <style:style style:name="P43" style:family="paragraph" style:parent-style-name="Table_20_Contents">
      <style:text-properties officeooo:rsid="001cda6a" officeooo:paragraph-rsid="001bc465"/>
    </style:style>
    <style:style style:name="P44" style:family="paragraph" style:parent-style-name="Table_20_Contents">
      <style:text-properties fo:font-weight="normal" officeooo:rsid="008629cc" officeooo:paragraph-rsid="008629cc" style:font-weight-asian="normal" style:font-weight-complex="normal"/>
    </style:style>
    <style:style style:name="P45" style:family="paragraph" style:parent-style-name="Table_20_Contents" style:list-style-name="L16">
      <style:text-properties fo:font-weight="normal" officeooo:rsid="008629cc" officeooo:paragraph-rsid="008629cc" style:font-weight-asian="normal" style:font-weight-complex="normal"/>
    </style:style>
    <style:style style:name="P46" style:family="paragraph" style:parent-style-name="Table_20_Contents" style:list-style-name="L16">
      <style:text-properties fo:font-weight="normal" officeooo:rsid="00867042" officeooo:paragraph-rsid="00867042" style:font-weight-asian="normal" style:font-weight-complex="normal"/>
    </style:style>
    <style:style style:name="P47" style:family="paragraph" style:parent-style-name="Table_20_Contents">
      <style:text-properties fo:font-weight="normal" officeooo:rsid="00ab8345" officeooo:paragraph-rsid="00a74c0d" style:font-weight-asian="normal" style:font-weight-complex="normal"/>
    </style:style>
    <style:style style:name="P48" style:family="paragraph" style:parent-style-name="Table_20_Contents">
      <style:text-properties officeooo:rsid="004f47c7" officeooo:paragraph-rsid="004f47c7"/>
    </style:style>
    <style:style style:name="P49" style:family="paragraph" style:parent-style-name="Table_20_Contents">
      <style:text-properties fo:font-weight="bold" officeooo:rsid="00b3b768" officeooo:paragraph-rsid="00b3b768" style:font-weight-asian="bold" style:font-weight-complex="bold"/>
    </style:style>
    <style:style style:name="P50" style:family="paragraph" style:parent-style-name="Table_20_Contents">
      <style:text-properties officeooo:rsid="00867042" officeooo:paragraph-rsid="00867042"/>
    </style:style>
    <style:style style:name="P51" style:family="paragraph" style:parent-style-name="Table_20_Contents" style:list-style-name="L16">
      <style:text-properties officeooo:rsid="00867042" officeooo:paragraph-rsid="00867042"/>
    </style:style>
    <style:style style:name="P52" style:family="paragraph" style:parent-style-name="Table_20_Contents" style:list-style-name="L14">
      <style:paragraph-properties>
        <style:tab-stops/>
      </style:paragraph-properties>
      <style:text-properties officeooo:rsid="00ad5c59" officeooo:paragraph-rsid="00ad5c59"/>
    </style:style>
    <style:style style:name="P53" style:family="paragraph" style:parent-style-name="Table_20_Contents" style:list-style-name="L16">
      <style:text-properties officeooo:paragraph-rsid="00ad5c59"/>
    </style:style>
    <style:style style:name="P54" style:family="paragraph" style:parent-style-name="Table_20_Contents" style:list-style-name="L14">
      <style:paragraph-properties fo:margin-left="0cm" fo:margin-right="0cm" fo:text-indent="0cm" style:auto-text-indent="false"/>
      <style:text-properties fo:font-weight="normal" officeooo:rsid="001d8020" officeooo:paragraph-rsid="001d8020" style:font-weight-asian="normal" style:font-weight-complex="normal"/>
    </style:style>
    <style:style style:name="P55" style:family="paragraph" style:parent-style-name="Table_20_Contents" style:list-style-name="L14">
      <style:paragraph-properties fo:margin-left="0cm" fo:margin-right="0cm" fo:text-indent="0cm" style:auto-text-indent="false"/>
      <style:text-properties fo:font-weight="normal" officeooo:rsid="001f94de" officeooo:paragraph-rsid="001f94de" style:font-weight-asian="normal" style:font-weight-complex="normal"/>
    </style:style>
    <style:style style:name="P56" style:family="paragraph" style:parent-style-name="Table_20_Contents" style:list-style-name="L14">
      <style:paragraph-properties fo:margin-left="0cm" fo:margin-right="0cm" fo:text-indent="0cm" style:auto-text-indent="false"/>
      <style:text-properties fo:font-weight="normal" officeooo:rsid="009c7875" officeooo:paragraph-rsid="009c7875" style:font-weight-asian="normal" style:font-weight-complex="normal"/>
    </style:style>
    <style:style style:name="P57" style:family="paragraph" style:parent-style-name="Table_20_Contents" style:list-style-name="L14">
      <style:paragraph-properties fo:margin-left="0cm" fo:margin-right="0cm" fo:text-indent="0cm" style:auto-text-indent="false"/>
      <style:text-properties fo:font-weight="normal" officeooo:rsid="008629cc" officeooo:paragraph-rsid="008629cc" style:font-weight-asian="normal" style:font-weight-complex="normal"/>
    </style:style>
    <style:style style:name="P58" style:family="paragraph" style:parent-style-name="Table_20_Contents" style:list-style-name="L14">
      <style:paragraph-properties fo:margin-left="0cm" fo:margin-right="0cm" fo:text-indent="0cm" style:auto-text-indent="false"/>
      <style:text-properties fo:font-weight="normal" officeooo:rsid="00ab8345" officeooo:paragraph-rsid="00ab8345" style:font-weight-asian="normal" style:font-weight-complex="normal"/>
    </style:style>
    <style:style style:name="P59" style:family="paragraph" style:parent-style-name="Table_20_Contents" style:list-style-name="L14">
      <style:paragraph-properties fo:margin-left="0cm" fo:margin-right="0cm" fo:text-indent="0cm" style:auto-text-indent="false"/>
      <style:text-properties fo:font-weight="normal" officeooo:rsid="00ad5c59" officeooo:paragraph-rsid="00ad5c59" style:font-weight-asian="normal" style:font-weight-complex="normal"/>
    </style:style>
    <style:style style:name="P60" style:family="paragraph" style:parent-style-name="Table_20_Contents" style:list-style-name="L14">
      <style:paragraph-properties fo:margin-left="0cm" fo:margin-right="0cm" fo:text-indent="0cm" style:auto-text-indent="false"/>
      <style:text-properties fo:font-weight="bold" officeooo:rsid="009c7875" officeooo:paragraph-rsid="009c7875" style:font-weight-asian="bold" style:font-weight-complex="bold"/>
    </style:style>
    <style:style style:name="P61" style:family="paragraph" style:parent-style-name="Table_20_Contents" style:list-style-name="L14">
      <style:paragraph-properties fo:margin-left="0cm" fo:margin-right="0cm" fo:text-indent="0cm" style:auto-text-indent="false"/>
      <style:text-properties fo:font-weight="bold" officeooo:rsid="0049a0be" officeooo:paragraph-rsid="0049a0be" style:font-weight-asian="bold" style:font-weight-complex="bold"/>
    </style:style>
    <style:style style:name="P62" style:family="paragraph" style:parent-style-name="Table_20_Contents" style:list-style-name="L14">
      <style:paragraph-properties fo:margin-left="0cm" fo:margin-right="0cm" fo:text-indent="0cm" style:auto-text-indent="false"/>
      <style:text-properties fo:language="ru" fo:country="RU" fo:font-weight="normal" officeooo:rsid="008629cc" officeooo:paragraph-rsid="008629cc" style:font-weight-asian="normal" style:font-weight-complex="normal"/>
    </style:style>
    <style:style style:name="P63" style:family="paragraph" style:parent-style-name="Table_20_Contents" style:list-style-name="L14">
      <style:paragraph-properties fo:margin-left="0cm" fo:margin-right="0cm" fo:text-indent="0cm" style:auto-text-indent="false"/>
      <style:text-properties fo:language="ru" fo:country="RU" fo:font-weight="bold" officeooo:rsid="009c7875" officeooo:paragraph-rsid="009c7875" style:font-weight-asian="bold" style:font-weight-complex="bold"/>
    </style:style>
    <style:style style:name="P64" style:family="paragraph" style:parent-style-name="Table_20_Contents" style:list-style-name="L14">
      <style:paragraph-properties fo:margin-left="0cm" fo:margin-right="0cm" fo:text-indent="0cm" style:auto-text-indent="false"/>
      <style:text-properties fo:language="ru" fo:country="RU" fo:font-weight="bold" officeooo:rsid="00497903" officeooo:paragraph-rsid="0096b1d3" style:font-weight-asian="bold" style:font-weight-complex="bold"/>
    </style:style>
    <style:style style:name="P65" style:family="paragraph" style:parent-style-name="Table_20_Contents" style:list-style-name="L14">
      <style:paragraph-properties fo:margin-left="0cm" fo:margin-right="0cm" fo:text-indent="0cm" style:auto-text-indent="false"/>
      <style:text-properties fo:language="ru" fo:country="RU" fo:font-weight="bold" officeooo:rsid="009a33f0" officeooo:paragraph-rsid="009a33f0" style:font-weight-asian="bold" style:font-weight-complex="bold"/>
    </style:style>
    <style:style style:name="P66" style:family="paragraph" style:parent-style-name="Table_20_Contents" style:list-style-name="L14">
      <style:paragraph-properties fo:margin-left="0cm" fo:margin-right="0cm" fo:text-indent="0cm" style:auto-text-indent="false"/>
      <style:text-properties fo:language="en" fo:country="US" fo:font-weight="bold" officeooo:rsid="002162ee" officeooo:paragraph-rsid="002162ee" style:font-weight-asian="bold" style:font-weight-complex="bold"/>
    </style:style>
    <style:style style:name="P67" style:family="paragraph" style:parent-style-name="Table_20_Contents" style:list-style-name="L14">
      <style:paragraph-properties fo:margin-left="0cm" fo:margin-right="0cm" fo:text-indent="0cm" style:auto-text-indent="false"/>
      <style:text-properties officeooo:rsid="00ad5c59" officeooo:paragraph-rsid="00ad5c59"/>
    </style:style>
    <style:style style:name="P68" style:family="paragraph" style:parent-style-name="List_20_Paragraph" style:list-style-name="L12">
      <style:text-properties fo:language="ru" fo:country="RU" officeooo:rsid="003093d5" officeooo:paragraph-rsid="00ab8345"/>
    </style:style>
    <style:style style:name="P69" style:family="paragraph" style:parent-style-name="List_20_Paragraph" style:list-style-name="L12">
      <style:text-properties officeooo:paragraph-rsid="00b3b768"/>
    </style:style>
    <style:style style:name="P70" style:family="paragraph" style:parent-style-name="List_20_Paragraph" style:list-style-name="L16">
      <style:text-properties fo:font-weight="bold" officeooo:rsid="0049a0be" officeooo:paragraph-rsid="00b3b768" style:font-weight-asian="bold" style:font-weight-complex="bold"/>
    </style:style>
    <style:style style:name="P71" style:family="paragraph" style:parent-style-name="List_20_Paragraph" style:list-style-name="L16">
      <style:text-properties fo:font-weight="bold" officeooo:rsid="004f47c7" officeooo:paragraph-rsid="004f47c7" style:font-weight-asian="bold" style:font-weight-complex="bold"/>
    </style:style>
    <style:style style:name="P72" style:family="paragraph" style:parent-style-name="List_20_Paragraph" style:list-style-name="L16">
      <style:text-properties fo:font-weight="bold" officeooo:rsid="004f47c7" officeooo:paragraph-rsid="00b8bfea" style:font-weight-asian="bold" style:font-weight-complex="bold"/>
    </style:style>
    <style:style style:name="P73" style:family="paragraph" style:parent-style-name="List_20_Paragraph" style:list-style-name="L18">
      <style:text-properties officeooo:paragraph-rsid="00b7fdb6"/>
    </style:style>
    <style:style style:name="P74" style:family="paragraph" style:parent-style-name="List_20_Paragraph" style:list-style-name="WWNum4">
      <style:text-properties officeooo:paragraph-rsid="00b8bfea"/>
    </style:style>
    <style:style style:name="P75" style:family="paragraph" style:parent-style-name="List_20_Paragraph" style:list-style-name="WWNum2">
      <style:paragraph-properties fo:margin-left="0cm" fo:margin-right="0cm" fo:text-indent="0cm" style:auto-text-indent="false"/>
      <style:text-properties officeooo:rsid="0028a698" officeooo:paragraph-rsid="0096b1d3"/>
    </style:style>
    <style:style style:name="P76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96b1d3"/>
    </style:style>
    <style:style style:name="P77" style:family="paragraph" style:parent-style-name="List_20_Paragraph" style:list-style-name="WWNum2">
      <style:paragraph-properties fo:margin-left="0cm" fo:margin-right="0cm" fo:text-indent="0cm" style:auto-text-indent="false"/>
      <style:text-properties fo:language="ru" fo:country="RU" officeooo:rsid="0028a698" officeooo:paragraph-rsid="0096b1d3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279148" officeooo:paragraph-rsid="00a2265d"/>
    </style:style>
    <style:style style:name="P79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279148" officeooo:paragraph-rsid="00a2265d"/>
    </style:style>
    <style:style style:name="P80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279148" officeooo:paragraph-rsid="00a3cc32"/>
    </style:style>
    <style:style style:name="P81" style:family="paragraph" style:parent-style-name="List_20_Paragraph" style:list-style-name="WWNum6">
      <style:paragraph-properties fo:margin-left="0cm" fo:margin-right="0cm" fo:text-indent="0cm" style:auto-text-indent="false"/>
      <style:text-properties fo:language="ru" fo:country="RU" officeooo:rsid="001bc465" officeooo:paragraph-rsid="00a3cc32"/>
    </style:style>
    <style:style style:name="P82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1bc465" officeooo:paragraph-rsid="00a3cc32"/>
    </style:style>
    <style:style style:name="P83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1bc465" officeooo:paragraph-rsid="00b713a8"/>
    </style:style>
    <style:style style:name="P84" style:family="paragraph" style:parent-style-name="List_20_Paragraph" style:list-style-name="L12">
      <style:paragraph-properties fo:margin-left="0cm" fo:margin-right="0cm" fo:text-indent="0cm" style:auto-text-indent="false"/>
      <style:text-properties fo:language="ru" fo:country="RU" officeooo:paragraph-rsid="00a5e374"/>
    </style:style>
    <style:style style:name="P85" style:family="paragraph" style:parent-style-name="List_20_Paragraph" style:list-style-name="L12">
      <style:paragraph-properties fo:margin-left="0cm" fo:margin-right="0cm" fo:text-indent="0cm" style:auto-text-indent="false"/>
      <style:text-properties fo:language="ru" fo:country="RU" officeooo:paragraph-rsid="00ab8345"/>
    </style:style>
    <style:style style:name="P86" style:family="paragraph" style:parent-style-name="List_20_Paragraph">
      <style:paragraph-properties fo:margin-left="0cm" fo:margin-right="0cm" fo:text-indent="0cm" style:auto-text-indent="false"/>
      <style:text-properties fo:language="ru" fo:country="RU" officeooo:paragraph-rsid="00a5e374"/>
    </style:style>
    <style:style style:name="P87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3093d5" officeooo:paragraph-rsid="00a5e374"/>
    </style:style>
    <style:style style:name="P88" style:family="paragraph" style:parent-style-name="List_20_Paragraph" style:list-style-name="L12">
      <style:paragraph-properties fo:margin-left="0cm" fo:margin-right="0cm" fo:text-indent="0cm" style:auto-text-indent="false"/>
      <style:text-properties fo:language="ru" fo:country="RU" officeooo:rsid="003093d5" officeooo:paragraph-rsid="00ab8345"/>
    </style:style>
    <style:style style:name="P89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3093d5" officeooo:paragraph-rsid="00ac17b3"/>
    </style:style>
    <style:style style:name="P90" style:family="paragraph" style:parent-style-name="List_20_Paragraph" style:list-style-name="L12">
      <style:paragraph-properties fo:margin-left="0cm" fo:margin-right="0cm" fo:text-indent="0cm" style:auto-text-indent="false"/>
      <style:text-properties fo:language="ru" fo:country="RU" officeooo:rsid="00b3b768" officeooo:paragraph-rsid="00b3b768"/>
    </style:style>
    <style:style style:name="P91" style:family="paragraph" style:parent-style-name="List_20_Paragraph">
      <style:paragraph-properties fo:margin-left="0cm" fo:margin-right="0cm" fo:text-indent="0cm" style:auto-text-indent="false"/>
      <style:text-properties officeooo:paragraph-rsid="00a2265d"/>
    </style:style>
    <style:style style:name="P92" style:family="paragraph" style:parent-style-name="List_20_Paragraph" style:list-style-name="L8">
      <style:paragraph-properties fo:margin-left="0cm" fo:margin-right="0cm" fo:text-indent="0cm" style:auto-text-indent="false"/>
      <style:text-properties officeooo:rsid="00a3b641" officeooo:paragraph-rsid="00a3b641"/>
    </style:style>
    <style:style style:name="P93" style:family="paragraph" style:parent-style-name="List_20_Paragraph" style:list-style-name="WWNum6">
      <style:paragraph-properties fo:margin-left="0cm" fo:margin-right="0cm" fo:text-indent="0cm" style:auto-text-indent="false"/>
      <style:text-properties officeooo:paragraph-rsid="00a3cc32"/>
    </style:style>
    <style:style style:name="P94" style:family="paragraph" style:parent-style-name="List_20_Paragraph" style:list-style-name="L12">
      <style:paragraph-properties fo:margin-left="0cm" fo:margin-right="0cm" fo:text-indent="0cm" style:auto-text-indent="false"/>
      <style:text-properties officeooo:paragraph-rsid="00ab8345"/>
    </style:style>
    <style:style style:name="P95" style:family="paragraph" style:parent-style-name="List_20_Paragraph" style:list-style-name="L16">
      <style:paragraph-properties fo:margin-left="0cm" fo:margin-right="0cm" fo:text-indent="0cm" style:auto-text-indent="false"/>
      <style:text-properties fo:font-weight="bold" officeooo:rsid="00b3b768" officeooo:paragraph-rsid="00b3b768" style:font-weight-asian="bold" style:font-weight-complex="bold"/>
    </style:style>
    <style:style style:name="P96" style:family="paragraph" style:parent-style-name="List_20_Paragraph" style:list-style-name="WWNum4">
      <style:paragraph-properties fo:margin-left="0cm" fo:margin-right="0cm" fo:text-indent="0cm" style:auto-text-indent="false"/>
      <style:text-properties fo:font-weight="bold" officeooo:rsid="005d67d8" officeooo:paragraph-rsid="00b8bfea" style:font-weight-asian="bold" style:font-weight-complex="bold"/>
    </style:style>
    <style:style style:name="P97" style:family="paragraph" style:parent-style-name="List_20_Paragraph" style:list-style-name="L18">
      <style:paragraph-properties fo:margin-left="0cm" fo:margin-right="0cm" fo:text-indent="0cm" style:auto-text-indent="false"/>
      <style:text-properties officeooo:rsid="00279148" officeooo:paragraph-rsid="00b7fdb6"/>
    </style:style>
    <style:style style:name="P98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279148" officeooo:paragraph-rsid="00230cf9"/>
    </style:style>
    <style:style style:name="P99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279148" officeooo:paragraph-rsid="00230cf9"/>
    </style:style>
    <style:style style:name="P100" style:family="paragraph" style:parent-style-name="List_20_Paragraph" style:list-style-name="L7">
      <style:paragraph-properties fo:margin-left="0cm" fo:margin-right="0cm" fo:text-indent="0cm" style:auto-text-indent="false">
        <style:tab-stops/>
      </style:paragraph-properties>
      <style:text-properties officeooo:paragraph-rsid="00a2265d"/>
    </style:style>
    <style:style style:name="P101" style:family="paragraph" style:parent-style-name="List_20_Paragraph" style:list-style-name="L7">
      <style:paragraph-properties fo:margin-left="0cm" fo:margin-right="0cm" fo:text-indent="0cm" style:auto-text-indent="false"/>
      <style:text-properties officeooo:paragraph-rsid="00a2265d"/>
    </style:style>
    <style:style style:name="T1" style:family="text">
      <style:text-properties fo:language="en" fo:country="US" officeooo:rsid="008fcf75"/>
    </style:style>
    <style:style style:name="T2" style:family="text">
      <style:text-properties fo:language="en" fo:country="US" officeooo:rsid="009ee0b3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bc465"/>
    </style:style>
    <style:style style:name="T5" style:family="text">
      <style:text-properties fo:language="ru" fo:country="RU" officeooo:rsid="0042517c"/>
    </style:style>
    <style:style style:name="T6" style:family="text">
      <style:text-properties fo:language="ru" fo:country="RU" officeooo:rsid="008fcf75"/>
    </style:style>
    <style:style style:name="T7" style:family="text">
      <style:text-properties fo:language="ru" fo:country="RU" officeooo:rsid="0091936c"/>
    </style:style>
    <style:style style:name="T8" style:family="text">
      <style:text-properties fo:language="ru" fo:country="RU" officeooo:rsid="0092cae0"/>
    </style:style>
    <style:style style:name="T9" style:family="text">
      <style:text-properties fo:language="ru" fo:country="RU" officeooo:rsid="009e29c2"/>
    </style:style>
    <style:style style:name="T10" style:family="text">
      <style:text-properties fo:language="ru" fo:country="RU" officeooo:rsid="00279148"/>
    </style:style>
    <style:style style:name="T11" style:family="text">
      <style:text-properties fo:language="ru" fo:country="RU" officeooo:rsid="00a2265d"/>
    </style:style>
    <style:style style:name="T12" style:family="text">
      <style:text-properties fo:language="ru" fo:country="RU" officeooo:rsid="00a3b641"/>
    </style:style>
    <style:style style:name="T13" style:family="text">
      <style:text-properties fo:language="ru" fo:country="RU" officeooo:rsid="003093d5"/>
    </style:style>
    <style:style style:name="T14" style:family="text">
      <style:text-properties officeooo:rsid="0028a69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5574e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770417" style:font-weight-asian="normal" style:font-weight-complex="normal"/>
    </style:style>
    <style:style style:name="T19" style:family="text">
      <style:text-properties fo:font-weight="normal" officeooo:rsid="00a74c0d" style:font-weight-asian="normal" style:font-weight-complex="normal"/>
    </style:style>
    <style:style style:name="T20" style:family="text">
      <style:text-properties fo:font-weight="normal" officeooo:rsid="00ad5c59" style:font-weight-asian="normal" style:font-weight-complex="normal"/>
    </style:style>
    <style:style style:name="T21" style:family="text">
      <style:text-properties officeooo:rsid="0064c14e"/>
    </style:style>
    <style:style style:name="T22" style:family="text">
      <style:text-properties officeooo:rsid="006795b7"/>
    </style:style>
    <style:style style:name="T23" style:family="text">
      <style:text-properties officeooo:rsid="008629cc"/>
    </style:style>
    <style:style style:name="T24" style:family="text">
      <style:text-properties officeooo:rsid="008fcf75"/>
    </style:style>
    <style:style style:name="T25" style:family="text">
      <style:text-properties officeooo:rsid="0096b1d3"/>
    </style:style>
    <style:style style:name="T26" style:family="text">
      <style:text-properties fo:language="en" fo:country="GB"/>
    </style:style>
    <style:style style:name="T27" style:family="text">
      <style:text-properties officeooo:rsid="009751be"/>
    </style:style>
    <style:style style:name="T28" style:family="text">
      <style:text-properties officeooo:rsid="009c3194"/>
    </style:style>
    <style:style style:name="T29" style:family="text">
      <style:text-properties officeooo:rsid="009e29c2"/>
    </style:style>
    <style:style style:name="T30" style:family="text">
      <style:text-properties officeooo:rsid="001f94de"/>
    </style:style>
    <style:style style:name="T31" style:family="text">
      <style:text-properties officeooo:rsid="00a0987d"/>
    </style:style>
    <style:style style:name="T32" style:family="text">
      <style:text-properties officeooo:rsid="0042517c"/>
    </style:style>
    <style:style style:name="T33" style:family="text">
      <style:text-properties officeooo:rsid="00a3b641"/>
    </style:style>
    <style:style style:name="T34" style:family="text">
      <style:text-properties officeooo:rsid="00a3cc32"/>
    </style:style>
    <style:style style:name="T35" style:family="text">
      <style:text-properties officeooo:rsid="00a438be"/>
    </style:style>
    <style:style style:name="T36" style:family="text">
      <style:text-properties officeooo:rsid="00b713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nothing" fo:text-inden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columns-spanned="6" office:value-type="string">
            <text:p text:style-name="P4"><text:span text:style-name="T15">Предусловие</text:span>: <text:span text:style-name="T6">Запустить виджет следует как отдельную программу на компьютере (клик по .</text:span><text:span text:style-name="T1">exe </text:span><text:span text:style-name="T6">файлу из его корневой директории).</text:span></text:p>
            <text:p text:style-name="P5">Комментарий: <text:span text:style-name="T24">Если приложение не запустилось, и вы получили сообщение, что на вашем компьютере отсутствуют нужные библиотеки, проверьте целостность папки приложения, и если не помогло, обратитесь к разработчик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5559724696868492281" text:style-name="L14">
              <text:list-header>
                <text:p text:style-name="P66">#</text:p>
              </text:list-header>
            </text:list>
          </table:table-cell>
          <table:table-cell table:style-name="Таблица1.A2" office:value-type="string">
            <text:p text:style-name="P3">Действия</text:p>
          </table:table-cell>
          <table:table-cell table:style-name="Таблица1.A2" office:value-type="string">
            <text:p text:style-name="P7">Результат</text:p>
          </table:table-cell>
          <table:table-cell table:style-name="Таблица1.A2" office:value-type="string">
            <text:p text:style-name="P6">Приоритет (1-4)</text:p>
          </table:table-cell>
          <table:table-cell table:style-name="Таблица1.A2" office:value-type="string">
            <text:p text:style-name="P6">Выполнено (ск. раз)</text:p>
          </table:table-cell>
          <table:table-cell table:style-name="Таблица1.F2" office:value-type="string">
            <text:p text:style-name="P6">Неудачно (ск. раз)</text:p>
          </table:table-cell>
        </table:table-row>
        <table:table-row>
          <table:table-cell table:style-name="Таблица1.F2" table:number-columns-spanned="6" office:value-type="string">
            <text:list xml:id="list23334539171874" text:continue-numbering="true" text:style-name="L14">
              <text:list-item>
                <text:p text:style-name="P64"><text:span text:style-name="T23">Настройки файлов ввода-вывода</text:span></text:p>
                <text:p text:style-name="P65">Предусловие: <text:span text:style-name="T17">в папке док приложения есть пример файлов, которые вам можно указать в качестве входных и выходных. Однако следует еще раз провести тест, поместив эти файлы в другое место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F2" table:number-columns-spanned="6" office:value-type="string">
            <text:list xml:id="list23334178664523" text:continue-numbering="true" text:style-name="L14">
              <text:list-header>
                <text:p text:style-name="P63">Позитивные тесты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list xml:id="list23333749042008" text:continue-numbering="true" text:style-name="L14">
              <text:list-item>
                <text:list>
                  <text:list-item>
                    <text:p text:style-name="P67"/>
                    <text:p text:style-name="P67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9044056009098580948" text:style-name="WWNum2">
              <text:list-item>
                <text:p text:style-name="P75">Ввод <text:span text:style-name="T25">имени</text:span> файлов ввода и вывода</text:p>
                <text:p text:style-name="P75"/>
              </text:list-item>
              <text:list-item>
                <text:p text:style-name="P76">Запустить приложение.</text:p>
              </text:list-item>
              <text:list-item>
                <text:p text:style-name="P76">Ввести в привившихся полях Файлы ввода и вывода, которые существуют. Причём файл ввода формата <text:span text:style-name="T26">Json, </text:span>содержащий поле <text:span text:style-name="T26">types, </text:span>которое содержит поле «<text:span text:style-name="T26">parameters”. </text:span></text:p>
              </text:list-item>
              <text:list-item>
                <text:p text:style-name="P76">Файл существующих виджетов оставить пустым.</text:p>
                <text:p text:style-name="P76"/>
              </text:list-item>
            </text:list>
          </table:table-cell>
          <table:table-cell table:style-name="Таблица1.A2" office:value-type="string">
            <text:list xml:id="list23335387492761" text:continue-numbering="true" text:style-name="WWNum2">
              <text:list-header>
                <text:p text:style-name="P77">В строках появились названия файлов, по наведении на строки появляются подсказки, содержащие назначение и полное имя файла</text:p>
              </text:list-header>
            </text:list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list xml:id="list23335467187197" text:continue-numbering="true" text:style-name="WWNum2">
              <text:list-item>
                <text:p text:style-name="P75">Нажать кнопку продолжения (стрелка вправо)</text:p>
              </text:list-item>
            </text:list>
          </table:table-cell>
          <table:table-cell table:style-name="Таблица1.A2" office:value-type="string">
            <text:list xml:id="list23334638447842" text:continue-numbering="true" text:style-name="WWNum2">
              <text:list-header>
                <text:p text:style-name="P77">Приложение перешло в режим графического редактирования, слева отобразились категории устройств.</text:p>
              </text:list-header>
            </text:list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0">1.2</text:p>
            <text:list xml:id="list23333457406933" text:continue-list="list23333749042008" text:style-name="L14">
              <text:list-item>
                <text:list>
                  <text:list-header>
                    <text:p text:style-name="P52"><text:span text:style-name="T17"/></text:p>
                  </text:list-header>
                </text:list>
              </text:list-item>
            </text:list>
          </table:table-cell>
          <table:table-cell table:style-name="Таблица1.A2" office:value-type="string">
            <text:p text:style-name="P33"><text:span text:style-name="T14">Ввод имени файлов ввода и вывода</text:span> + файл<text:span text:style-name="T25">а</text:span> существующих виджетов.</text:p>
            <text:list xml:id="list2998604711660513148" text:style-name="L2">
              <text:list-header>
                <text:p text:style-name="P36"/>
              </text:list-header>
              <text:list-item>
                <text:p text:style-name="P37">Сделать то же, <text:span text:style-name="T27">что в 1.1</text:span>, но ввести файл пустых виджетов. </text:p>
              </text:list-item>
              <text:list-item>
                <text:p text:style-name="P36"><text:span text:style-name="T28">Нажать к</text:span>нопк<text:span text:style-name="T28">у</text:span> продолжения</text:p>
              </text:list-item>
              <text:list-item>
                <text:p text:style-name="P34"><text:span text:style-name="T25">Р</text:span>езультат прежний, но категорий, возможно, меньше. </text:p>
              </text:list-item>
            </text:list>
          </table:table-cell>
          <table:table-cell table:style-name="Таблица1.A2" office:value-type="string">
            <text:p text:style-name="P43"><text:span text:style-name="T4"/>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23333552058676" text:continue-list="list23333457406933" text:style-name="L14">
              <text:list-item>
                <text:list>
                  <text:list-header>
                    <text:p text:style-name="P60">Негативные <text:span text:style-name="T29">тесты</text:span>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2" office:value-type="string">
            <text:list xml:id="list23335295459284" text:continue-numbering="true" text:style-name="L14">
              <text:list-item>
                <text:list>
                  <text:list-item>
                    <text:p text:style-name="P55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22">Ввод несуществующего файла</text:p>
            <text:p text:style-name="P25"/>
            <text:list xml:id="list369396821163044860" text:style-name="L3">
              <text:list-item>
                <text:p text:style-name="P26"><text:span text:style-name="T2">T</text:span>е же действия, что и в <text:span text:style-name="T29">1.1, 1.2</text:span> (сделать для каждого). Но вводить по очереди в качестве каждого из трёх файлов несуществующий, для остальных – существующие. </text:p>
              </text:list-item>
            </text:list>
          </table:table-cell>
          <table:table-cell table:style-name="Таблица1.A2" office:value-type="string">
            <text:p text:style-name="P28"><text:span text:style-name="T3">Окно ошибки</text:span>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23333427429570" text:continue-list="list23335295459284" text:style-name="L14">
              <text:list-item>
                <text:list>
                  <text:list-item>
                    <text:p text:style-name="P56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22">Ввод в качестве всех файлов несуществующих.</text:p>
            <text:list xml:id="list7046323796924987035" text:style-name="L5">
              <text:list-header>
                <text:p text:style-name="P23"/>
              </text:list-header>
              <text:list-item>
                <text:p text:style-name="P27">Те же действия, что в <text:span text:style-name="T29">1.1, 1.2</text:span>, но теперь все вводимые файлы несуществующие.</text:p>
              </text:list-item>
            </text:list>
          </table:table-cell>
          <table:table-cell table:style-name="Таблица1.A2" office:value-type="string">
            <text:p text:style-name="P22">Тот же результат, что в 1.3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23334426150469" text:continue-list="list23333427429570" text:style-name="L14">
              <text:list-item>
                <text:list>
                  <text:list-item>
                    <text:p text:style-name="P56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7741737509490216295" text:style-name="L6">
              <text:list-header>
                <text:p text:style-name="P24">Ввод пустого значения файлов ввода или вывода</text:p>
                <text:p text:style-name="P24"/>
              </text:list-header>
              <text:list-item>
                <text:p text:style-name="P29"><text:span text:style-name="T9">Т</text:span>е же действия, что в <text:span text:style-name="T29">1.1, 1.2</text:span>, но теперь ничего не вводить в качестве файлов, перейти по стрелке в графический режим.</text:p>
              </text:list-item>
            </text:list>
            <text:p text:style-name="P22"/>
          </table:table-cell>
          <table:table-cell table:style-name="Таблица1.A2" office:value-type="string">
            <text:p text:style-name="P22">Тот же результат, что в 1.3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23335234904182" text:continue-list="list23334426150469" text:style-name="L14">
              <text:list-item>
                <text:p text:style-name="P61"><text:span text:style-name="T23">Редактирование виджета в графическом режиме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23335458721666" text:continue-numbering="true" text:style-name="L14">
              <text:list-item>
                <text:list>
                  <text:list-item>
                    <text:p text:style-name="P62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78"><text:span text:style-name="T31">П</text:span>оявление</text:p>
            <text:p text:style-name="P91"><text:span text:style-name="T11">Предусловие</text:span><text:span text:style-name="T12">. </text:span><text:span text:style-name="T10">После успешного ввода названий файлов на весь экран появилось новое окно. </text:span>Это окно разделено на три части: список категорий устройств в алфавитном порядке, далее пустая область, далее область отображения содержимого текстового файла, <text:span text:style-name="T33">она</text:span> неактивная и содержащая текст того файла, который Вы указали выходным.</text:p>
            <text:p text:style-name="P91"/>
            <text:list xml:id="list5064131404471536826" text:style-name="L8">
              <text:list-item>
                <text:p text:style-name="P92">Покрутить колесиком мыши на списке и содержимом текстового файла</text:p>
              </text:list-item>
              <text:list-item>
                <text:p text:style-name="P92">Захватывать и отпускать при помощи мыши эти два элемента</text:p>
              </text:list-item>
              <text:list-item>
                <text:p text:style-name="P92">Опробовать поиск </text:p>
              </text:list-item>
            </text:list>
            <text:list xml:id="list2237737346538400203" text:style-name="L7">
              <text:list-header>
                <text:p text:style-name="P79"/>
              </text:list-header>
            </text:list>
          </table:table-cell>
          <table:table-cell table:style-name="Таблица1.A2" office:value-type="string">
            <text:list xml:id="list23335268953398" text:continue-numbering="true" text:style-name="L7">
              <text:list-item>
                <text:p text:style-name="P100">Список категорий (слева) прокручивается колесиком мыши либо перетаскиванием (мышью).</text:p>
              </text:list-item>
              <text:list-item>
                <text:p text:style-name="P101">То же для области текстового файла справа.</text:p>
              </text:list-item>
              <text:list-item>
                <text:p text:style-name="P101">У списка категорий при прокрутке внизу появляется прозрачная строчка, информирующая, сколько элементов всего в списке и сколько выбрано.</text:p>
              </text:list-item>
              <text:list-item>
                <text:p text:style-name="P101">У списка категорий при прокрутке внизу появляется прозрачная строчка, информирующая, сколько элементов всего в списке и сколько выбрано. Также она появляется по наведении на нижнюю часть списка.</text:p>
              </text:list-item>
              <text:list-item>
                <text:p text:style-name="P101">Вверху списка присутствует поиск.</text:p>
              </text:list-item>
              <text:list-item>
                <text:p text:style-name="P98"><text:soft-page-break/><text:span text:style-name="T32">Поиск по списку работает исправно (мы подразумеваем, что тестировщик знает, как проверить поиск)</text:span></text:p>
              </text:list-item>
            </text:list>
            <text:p text:style-name="P99"><text:span text:style-name="T5"/>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table:number-rows-spanned="3" office:value-type="string">
            <text:list xml:id="list23335100056530" text:continue-list="list23335458721666" text:style-name="L14">
              <text:list-item>
                <text:list>
                  <text:list-item>
                    <text:p text:style-name="P57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7773496708430666399" text:style-name="WWNum6">
              <text:list-header>
                <text:p text:style-name="P35">Выбор одной или несколько категорий устройств</text:p>
                <text:p text:style-name="P35"/>
              </text:list-header>
              <text:list-item>
                <text:p text:style-name="P93">Выбрать мышью элемент списка</text:p>
              </text:list-item>
              <text:list-item>
                <text:p text:style-name="P93">Кликнуть по выбранному элементу.</text:p>
                <text:p text:style-name="P81"/>
              </text:list-item>
            </text:list>
          </table:table-cell>
          <table:table-cell table:style-name="Таблица1.A2" office:value-type="string">
            <text:list xml:id="list23334616150550" text:continue-list="list23335268953398" text:style-name="L7">
              <text:list-header>
                <text:p text:style-name="P80"><text:span text:style-name="T32">Элемент поменял цвет и размер: стал ярче и крупнее. Область в середине заполнилась списком с его атрибутами. Информационная строка внизу верно отобразила, сколько элементов выбрано.</text:span></text:p>
                <text:p text:style-name="P80"><text:span text:style-name="T34">По повторному клику в</text:span>се вернулось к прежнему состоянию.</text:p>
              </text:list-header>
            </text:list>
          </table:table-cell>
          <table:table-cell table:style-name="Таблица1.A2" table:number-rows-spanned="3" office:value-type="string">
            <text:p text:style-name="P13">1</text:p>
          </table:table-cell>
          <table:table-cell table:style-name="Таблица1.A2" table:number-rows-spanned="3" office:value-type="string">
            <text:p text:style-name="Table_20_Contents"/>
          </table:table-cell>
          <table:table-cell table:style-name="Таблица1.F2" table:number-rows-spanned="3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list xml:id="list23333755225629" text:continue-list="list7773496708430666399" text:style-name="WWNum6">
              <text:list-item>
                <text:p text:style-name="P93">Нажать на несколько пунктов списка категорий по очереди. </text:p>
              </text:list-item>
            </text:list>
          </table:table-cell>
          <table:table-cell table:style-name="Таблица1.A2" office:value-type="string">
            <text:list xml:id="list23334881754201" text:continue-list="list23334616150550" text:style-name="L7">
              <text:list-header>
                <text:p text:style-name="P80">Все пункты поменяли цвет и размер. В списке параметров <text:s/>категорий появились все параметры, которые принадлежат каждой категории (аналогично пересечению множеств). В алфавитном порядке.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1.A2" office:value-type="string">
            <text:list xml:id="list23333549408198" text:continue-list="list23333755225629" text:style-name="WWNum6">
              <text:list-item>
                <text:p text:style-name="P93">Снять выделение с каждой категории по очереди</text:p>
              </text:list-item>
            </text:list>
          </table:table-cell>
          <table:table-cell table:style-name="Таблица1.A2" office:value-type="string">
            <text:list xml:id="list23333575128119" text:continue-list="list23334881754201" text:style-name="L7">
              <text:list-header>
                <text:p text:style-name="P82">Список атрибутов (справа) обновляется после каждого снятия <text:span text:style-name="T35">либо выбора категории</text:span>.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23334751276500" text:continue-list="list23335100056530" text:style-name="L14">
              <text:list-item>
                <text:list>
                  <text:list-item>
                    <text:p text:style-name="P58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3399883908258603946" text:style-name="L12">
              <text:list-header>
                <text:p text:style-name="P84"><text:span text:style-name="T30">Выбор параметров</text:span></text:p>
                <text:p text:style-name="P84"/>
              </text:list-header>
              <text:list-item>
                <text:p text:style-name="P84"><text:span text:style-name="T30">Произвести все действия 2.2, но для списка параметров (центральная часть окна)</text:span></text:p>
              </text:list-item>
              <text:list-item>
                <text:p text:style-name="P84">Произвести все действия 2.2, но для списка параметров (центральная часть окна)</text:p>
              </text:list-item>
            </text:list>
            <text:p text:style-name="P86"/>
            <text:p text:style-name="P86"/>
          </table:table-cell>
          <table:table-cell table:style-name="Таблица1.A2" office:value-type="string">
            <text:p text:style-name="P87"><text:span text:style-name="T30">Результат полностью аналогичен 2.2, с единственным отличием. По выбору одного или нескольких параметров, появляется область редактирования параметров ( с двумя вкладками – текстовый и аналоговый). Количество и порядок пунктов в списке параметров при этом не меняется.</text:span>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table:number-rows-spanned="3" office:value-type="string">
            <text:p text:style-name="P47"><text:span text:style-name="T19"/></text:p>
            <text:list xml:id="list23335174352538" text:continue-list="list23334751276500" text:style-name="L14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23335182270627" text:continue-list="list3399883908258603946" text:style-name="L12">
              <text:list-item>
                <text:list>
                  <text:list-item>
                    <text:p text:style-name="P85">Редактирование и сохранение параметров с их атрибутам</text:p>
                  </text:list-item>
                  <text:list-item>
                    <text:p text:style-name="P69"><text:span text:style-name="T3">Произвести выбор категории и выбор параметров (2.3)</text:span></text:p>
                  </text:list-item>
                  <text:list-item>
                    <text:p text:style-name="P69"><text:span text:style-name="T13">В области атрибута во вкладке «Текстовое» заполнить все поля и нажать кнопку сохранения (внизу справа). </text:span></text:p>
                    <text:p text:style-name="P90"><text:soft-page-break/></text:p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89">В области содержимого текстового файла появится текст в формате <text:span text:style-name="T26">json. </text:span>Тег <text:span text:style-name="T26">text </text:span>будет содержать все выбранные параметры. Все теги параметров будут содержать <text:soft-page-break/>массив значений атрибутов (т.е. всего два значения – индекс и подпись)</text:p>
            <text:list xml:id="list23333471219721" text:continue-numbering="true" text:style-name="L12">
              <text:list-item>
                <text:list>
                  <text:list-header>
                    <text:p text:style-name="P68"/>
                    <text:p text:style-name="P88"/>
                    <text:p text:style-name="P88"/>
                  </text:list-header>
                </text:list>
              </text:list-item>
            </text:list>
          </table:table-cell>
          <table:table-cell table:style-name="Таблица1.A2" table:number-rows-spanned="3" office:value-type="string">
            <text:p text:style-name="P13"/>
          </table:table-cell>
          <table:table-cell table:style-name="Таблица1.A2" table:number-rows-spanned="3" office:value-type="string">
            <text:p text:style-name="Table_20_Contents"/>
          </table:table-cell>
          <table:table-cell table:style-name="Таблица1.F2" table:number-rows-spanned="3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list xml:id="list23335481871836" text:continue-numbering="true" text:style-name="L12">
              <text:list-item>
                <text:list>
                  <text:list-item>
                    <text:p text:style-name="P94"><text:span text:style-name="T3">Повторить 2), перейдя во вкладку «аналоговое»</text:span><text:span text:style-name="T26">.</text:span></text:p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23333762705694" text:continue-numbering="true" text:style-name="L12">
              <text:list-item>
                <text:list>
                  <text:list-header>
                    <text:p text:style-name="P88">Все параметры из области тега <text:span text:style-name="T26">text </text:span>переписались в область тега <text:span text:style-name="T26">analog. </text:span>Значение атрибута картинки записалось в область тега <text:span text:style-name="T26">images </text:span>для каждого параметра (то есть вместе с ним).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1.A2" office:value-type="string">
            <text:list xml:id="list23335198225085" text:continue-numbering="true" text:style-name="L12">
              <text:list-item>
                <text:list>
                  <text:list-item>
                    <text:p text:style-name="P94"><text:span text:style-name="T3">Сохранить в файл (справа сверху)</text:span></text:p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23334417225424" text:continue-numbering="true" text:style-name="L12">
              <text:list-item>
                <text:list>
                  <text:list-header>
                    <text:p text:style-name="P88">Текст в текстовой области записался в файл во внешней памяти компьютера. С тем же стилем форматирования (переходами и отступами).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1.F2" table:number-columns-spanned="6" office:value-type="string">
            <text:list xml:id="list4237889385940552973" text:style-name="L16">
              <text:list-item>
                <text:p text:style-name="P70">Редактирование виджета в текстовом режиме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F2" table:number-columns-spanned="6" office:value-type="string">
            <text:list xml:id="list23334134707847" text:continue-numbering="true" text:style-name="L16">
              <text:list-header>
                <text:p text:style-name="P95">Позитивные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23334137169150" text:continue-numbering="true" text:style-name="L16">
              <text:list-item>
                <text:list>
                  <text:list-item>
                    <text:p text:style-name="P53"><text:span text:style-name="T20"/></text:p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41">Сохранение в файл текста формата json</text:p>
            <text:list xml:id="list512708774640612981" text:style-name="L17">
              <text:list-item>
                <text:p text:style-name="P42">Перейти в настройки, а из них в режим текстового редактирования виджета .</text:p>
              </text:list-item>
              <text:list-item>
                <text:p text:style-name="P42">Ввести текст, соответствующий json формату.</text:p>
              </text:list-item>
              <text:list-item>
                <text:p text:style-name="P42">Сохранить в файл (справа сверху)</text:p>
              </text:list-item>
            </text:list>
          </table:table-cell>
          <table:table-cell table:style-name="Таблица1.A2" office:value-type="string">
            <text:list xml:id="list23334980642483" text:continue-numbering="true" text:style-name="L17">
              <text:list-header>
                <text:p text:style-name="P42">Активна была только область содержимого текстового файла.</text:p>
                <text:p text:style-name="P42">Текст в текстовой области записался в файл во внешней памяти компьютера. С тем же стилем форматирования (переходами и отступами).</text:p>
              </text:list-header>
            </text:list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p text:style-name="P49">Негативны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23334956378131" text:continue-list="list23334137169150" text:style-name="L16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83">Сохранение в файл текста произвольного формат</text:p>
            <text:p text:style-name="P83">Проделать 1), 2), <text:span text:style-name="T36">3)</text:span> предыдущего теста, <text:span text:style-name="T36">только </text:span>вести текст, не соответствующий <text:span text:style-name="T26">json </text:span>формату.</text:p>
            <text:p text:style-name="P83"/>
            <text:p text:style-name="P83"/>
          </table:table-cell>
          <table:table-cell table:style-name="Таблица1.A2" office:value-type="string">
            <text:p text:style-name="P83">Появляется окно об ошибке и просьба исправить текст.</text:p>
          </table:table-cell>
          <table:table-cell table:style-name="Таблица1.A2" office:value-type="string">
            <text:p text:style-name="P13">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23334280824635" text:continue-numbering="true" text:style-name="L16">
              <text:list-item>
                <text:p text:style-name="P71">Окно документации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23333716404530" text:continue-numbering="true" text:style-name="L16">
              <text:list-item>
                <text:list>
                  <text:list-item>
                    <text:p text:style-name="P46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7923978531459889419" text:style-name="L18">
              <text:list-header>
                <text:p text:style-name="P31">Чтение, переход по ссылкам</text:p>
              </text:list-header>
              <text:list-item>
                <text:p text:style-name="P73"><text:soft-page-break/>Запустить приложение, перейти в настройки (шестеренка справа сверху), выбрать пункт «О виджете».</text:p>
              </text:list-item>
              <text:list-item>
                <text:p text:style-name="P73">Появилось окно с информацией о названии, разработчике, версии приложения. Присутствуют ссылки на документацию</text:p>
              </text:list-item>
            </text:list>
          </table:table-cell>
          <table:table-cell table:style-name="Таблица1.A2" office:value-type="string">
            <text:list xml:id="list23333946290697" text:continue-numbering="true" text:style-name="L18">
              <text:list-header>
                <text:p text:style-name="P97"><text:span text:style-name="T3">Текст структурирован и выровнен, </text:span><text:soft-page-break/><text:span text:style-name="T3">грамматических ошибок нет, все ссылки открываются. Контент, куда ведут ссылки, читабелен и соответствует названию ссылок.</text:span></text:p>
              </text:list-header>
            </text:list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23333377879272" text:continue-list="list23333716404530" text:style-name="L16">
              <text:list-item>
                <text:p text:style-name="P72"><text:span text:style-name="T7">Окно «Приступая к работе»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23334869842857" text:continue-numbering="true" text:style-name="L16">
              <text:list-item>
                <text:list>
                  <text:list-item>
                    <text:p text:style-name="P51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2890320258711743736" text:style-name="WWNum4">
              <text:list-item>
                <text:p text:style-name="P74">Запустить приложение, перейти в настройки (шестеренка справа сверху), выбрать пункт «Приступая к работе».</text:p>
              </text:list-item>
              <text:list-item>
                <text:p text:style-name="P74">Прочитать, проследовать описанным инструкциям.</text:p>
              </text:list-item>
            </text:list>
          </table:table-cell>
          <table:table-cell table:style-name="Таблица1.A2" office:value-type="string">
            <text:list xml:id="list23333711502597" text:continue-numbering="true" text:style-name="WWNum4">
              <text:list-header>
                <text:p text:style-name="P96"><text:span text:style-name="T18">Текст структурирован и выровнен, грамматических ошибок нет, все ссылки открываются, инструкции понятны и однозначны. Контент, куда ведут ссылки, читабелен и соответствует названию ссылок. Следование инструкциям приводит в конечном счете к сохранению нового файла виджета на диске.</text:span></text:p>
              </text:list-header>
            </text:list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0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2"><text:span text:style-name="T17"/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0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0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columns-spanned="5" office:value-type="string">
            <text:p text:style-name="P8">Отчет <text:s/>тестер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2"><text:span text:style-name="T8">№ теста</text:span></text:p>
          </table:table-cell>
          <table:table-cell table:style-name="Таблица2.A2" office:value-type="string">
            <text:p text:style-name="P9">Баг (<text:span text:style-name="T22">описание бага,</text:span> если да)</text:p>
          </table:table-cell>
          <table:table-cell table:style-name="Таблица2.A2" office:value-type="string">
            <text:p text:style-name="P10">Сценарий непонятен</text:p>
            <text:p text:style-name="P10">(+ если да)</text:p>
          </table:table-cell>
          <table:table-cell table:style-name="Таблица2.A2" office:value-type="string">
            <text:p text:style-name="P10">Сценарий не<text:span text:style-name="T21">вы</text:span>полним <text:span text:style-name="T21">в силу предыдущих багов или недостатка прав</text:span></text:p>
            <text:p text:style-name="P10">(+ если да)</text:p>
          </table:table-cell>
          <table:table-cell table:style-name="Таблица2.E2" office:value-type="string">
            <text:p text:style-name="P9">Комментарий тестера</text:p>
            <text:p text:style-name="P11">(это важно, <text:span text:style-name="T16">напишите, что думаете о конкретном тесте</text:span>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7728205810378174784" text:style-name="L1">
              <text:list-header>
                <text:p text:style-name="P39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5465590498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3401580388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3818921722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4241782294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5317566413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5130218507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3462109756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3803542124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4397131554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5354514232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4157421871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4387026825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4857002045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P16"/>
          </table:table-cell>
        </table:table-row>
        <table:table-row>
          <table:table-cell table:style-name="Таблица2.A2" office:value-type="string">
            <text:list xml:id="list23334590037650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P16"/>
          </table:table-cell>
        </table:table-row>
        <table:table-row>
          <table:table-cell table:style-name="Таблица2.A2" office:value-type="string">
            <text:list xml:id="list23334188833889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P16"/>
          </table:table-cell>
        </table:table-row>
        <text:soft-page-break/>
        <table:table-row>
          <table:table-cell table:style-name="Таблица2.A2" office:value-type="string">
            <text:list xml:id="list23334689442598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5257693882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4597892522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23334889178090" text:continue-numbering="true" text:style-name="L1">
              <text:list-header>
                <text:p text:style-name="P38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6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3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2.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0.7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4.6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7.7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1.5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4.7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7.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08:19.893000000</meta:creation-date>
    <dc:date>2020-07-31T02:33:32.165000000</dc:date>
    <meta:editing-duration>PT6H15M33S</meta:editing-duration>
    <meta:editing-cycles>137</meta:editing-cycles>
    <meta:generator>LibreOffice/5.1.2.2$Windows_x86 LibreOffice_project/d3bf12ecb743fc0d20e0be0c58ca359301eb705f</meta:generator>
    <meta:document-statistic meta:table-count="2" meta:image-count="0" meta:object-count="0" meta:page-count="7" meta:paragraph-count="117" meta:word-count="993" meta:character-count="6821" meta:non-whitespace-character-count="5940"/>
  </office:meta>
</office:document-meta>
</file>